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towanie galaktyki przed potężnymi robotami, organizacja, w której skład wchodzą przedstawiciele wszystkich gatunków inteligentnych, której członkowie mają większe możliwości niż przeciętny śmiertelnik, zróżnicowani kosmici (m.in niebieskoskórzy hermafrodyci czy sprytne płazy)... Mass Effect, Żniwiarze i Widma? Nie – to „Space Rangers”, seria rozbudowanych kosmicznych gier RPG z historią sięgającą 2002 roku. Trochę stare? Całe szczęście więc, że na Steamie dostępna jest odświeżona i rozbudowana wersja drugiej części cyklu – „Space Rangers HD: A War Apart”.</text:p>
      <text:p text:style-name="P1"/>
      <text:p text:style-name="P1">Mimo wydania w Polsce „Space Rangers 2: Dominators” i całkiem przychylnych opinii, jakie sobie zaskarbił ten tytuł, nie udało mu się zdobyć należytej sławy, a wielu graczy nigdy w życiu o nim nie słyszało. Dzięki wydaniu wersji HD można jednak naprawić ten błąd – a warto, bo żywot rangera toczącego bój z mechanicznymi Dominatorami jest fascynujący i ciekawy.</text:p>
      <text:p text:style-name="P1"/>
      <text:p text:style-name="P1">Czym jest Space Rangers HD? Ciężko to określić w zwięzły sposób, bo ta gra po prostu zawiera bardzo wiele elementów. Rdzeniem rozgrywki jest podróżowanie (niemalże bez ograniczeń – blokuje nas tylko paliwo, jakość silników oraz konieczność kupowania map kolejnych sektorów) po dwuwymiarowym kosmosie, toczeniu turowych bitew i wykonywanie zadań dla rządów planetarnych. Ten element w zupełności by wystarczył do stworzenia interesującej, pełnej strategicznej głębi gry – można bawić się w handlarza, przemytnika (przemyt się bardzo opłaca, ale dość szybko zaczyna się mieć poważne problemy z prawem), zwalczać inwazję robotów, powstrzymywać piratów (szczególnie, że w odświeżonej wersji znacząco zwiększono ich rolę), fundować stacje kosmiczne czy dawać pieniądze na cele charytatywne. Ten świat po prostu żyje i dzięki temu jest w nim, co robić. Co więcej, galaktyka całkiem nieźle sobie daje radę i bez naszej interwencji – inni rangerzy działają na własną rękę, linia frontu przesuwa się raz w jedną, raz w drugą stronę, a stacje kosmiczne są niszczone i budowane. Ba, z każdym okrętem (nawet z Dominatorami, choć na początku nie są zbyt rozmowni) można się połączyć i np. wymusić haracz czy poprosić o wsparcie. </text:p>
      <text:p text:style-name="P1"/>
      <text:p text:style-name="P1">Potrafi to prowadzić do ciekawych sytuacji, gdy wiele mechanizmów rozgrywki zaczyna się ze sobą łączyć, tworząc niepowtarzalne efekty. Dla przykładu, korzystając z pewnego artefaktu, który dostałem od stacji badawczych w zamian za dzielne i bohaterskie tłuczenie Dominatorów (tak naprawdę to szabrowałem pola bitew, często w momencie, gdy te jeszcze trwały, ale ciiiii… co odstrzeliłem dominatorskich okrętów eskorty, to moje), wysłałem w pewnym układzie sygnał, który przywołuje określony rodzaj wrogich robotów – te bowiem dzielą się na trzy „podgatunki”. Ot, liczyłem, że stacja militarna w układzie wystarczy, by je pokonać, a ja będę mógł dzięki temu zgarnąć trochę złomu po bitwie. Niestety, armada, która przybyła na miejsce okazała się odrobinę silniejsza niż założyłem, w efekcie czego dumna flota systemowa została rozbita w puch, stacja zmieniła się w poskręcany wrak, a ja musiałem salwować się ucieczką – szczególnie, że, jak się okazało, do systemu wpadł kolejny rodzaj robotów, nawiązując tytaniczną walkę z tymi, które już tam były. Jako, że praktycznie się wytłukły, to po krótkim odpoczynku w sąsiednim systemie postanowiłem zawrócić, udało mi się zmieść niedobitki, załadowałem swój statek takimi ilościami cennych artefaktów, że ledwie był w stanie latać i jeszcze dostałem medal za „bohaterską obronę”. A zaczęło się to tylko jako niewinna próba wywołania malutkiej kosmicznej inwazji morderczych robotów… Niestety, zniszczenie stacji wojskowej w systemie poważnie nadwyrężyło siły anty-robotycznej koalicji, przez co w całym systemie zapanował chaos i w <text:soft-page-break/>sumie jedynymi jednostkami, które były w stanie bronić zamieszkanych planet przed Dominatorami, stali się piraci, od których wręcz zaczęło się roić w okolicy. Ups?</text:p>
      <text:p text:style-name="P1"/>
      <text:p text:style-name="P1">Choć brzmi to niewiarygodnie, na tym możliwości zabawy oferowane przez grę się nie kończą. Ta bowiem oferuje jeszcze dwa tryby – bitew lądowych (lub w jednym wypadku dokonywania abordażu na Dominatora wielkości planety) oraz zadań tekstowych. Te pierwsze, to dość proste starcia strategiczne. Lądujemy na polu bitwy (w pełnym 3D), dostajemy pod kontrolę fabrykę robotów bojowych, po czym zaczynamy walkę o generatory zasobów oraz nowe budynki umożliwiające budowę armii. Nie stawiamy budynków poza wieżyczkami obronnymi, możemy za to jednak projektować własne roboty, składając je z kilku części oraz możemy przejmować kontrolę nad wybraną jednostką, by w formie quasi-strzelanki nieść śmierć dominatorskim okupantom. Przynajmniej do momentu, aż, prędzej czy później, nasz robot wybuchnie i zorientujemy się, że walka z pierwszej linii frontu bywa nieco niewygodna. Bitwy po pewnym czasie stają się powtarzalne, ale otrzymujemy za nie wartościowe nagrody i – całe szczęście, bo nigdy ich nie polubiłem – nie są wymagane, by ukończyć grę.</text:p>
      <text:p text:style-name="P1"/>
      <text:p text:style-name="P1">O wiele lepsze są zadania tekstowe. Niczym w grach z lat 80-tych dostajemy solidne kawały tekstu, wiele opcji do wyboru… i solidną dawkę kreatywnego szaleństwa twórców. Czego my tu nie znajdziemy! W toku rozgrywki będziemy piec pizzę na konkurs, przekonywać członka malockiej rodziny królewskiej do traktatu ekonomicznego, pilnować zwierzątek, jeździć ciężarówką po quasi-Mad Maxowej planecie i zbierać kasę na wykupienie zakładnika, a nawet startować w wyborach prezydenckich i pilotować batyskaf. Zadania wymagają pewnego wysiłku i szczęścia, ale warto się nimi zajmować, bo: po pierwsze, są świetnie napisane, a po drugie, dostajemy za nie sporo pieniędzy i przydatnych przedmiotów. Do tego, bądźmy szczerzy, kto nigdy nie marzył o obrzucaniu oponentów politycznych PRowym łajnem w trakcie nieuznawanych przez galaktykę wyborów prezydenckich?</text:p>
      <text:p text:style-name="P1"/>
      <text:p text:style-name="P1">Skoro już o tym mowa, to należy wspomnieć, że gra aż kipi od humoru. Opisy niektórych przedmiotów, teksty latające w przestrzeni kosmicznej (nie ma to jak pirat pokrętnie tłumaczący się, że w sumie nie ma ochoty nas dziś zabić), zadania… niecodziennie się przewozi w kosmosie Czerwone Guziki (rasa wojowniczych maloków potrzebuje ich w sporych ilościach – tak łatwo się psują…) czy poluje na nielegalnie zaśmiecający system planetarny transportowiec. Cała gra zachowuje dość luźny, szelmowsko-kowbojski klimat.</text:p>
      <text:p text:style-name="P1"/>
      <text:p text:style-name="P1">Oprawa graficzna jest estetyczna – i mniej więcej tyle można o niej powiedzieć. Na pierwszy rzut oka można rozpoznawać zalegający w galaktyce złom, stacje badawcze, które planety są, a które nie są bogate… Najbardziej bolą bitwy strategiczne – o ile dwuwymiarowy kosmos potrafi cieszyć oko, to trójwymiarowe walki na planetach niemiło przypominają, nawet mimo poprawek oferowanych przez wersję HD, że gramy w produkt z 2004 roku. Lepiej trzyma się oprawa dźwiękowa – muzyka w tle relaksuje, a pobrzękiwania laserów pozwalają na łatwą identyfikację rodzaju, dział z których praży do nas wraży oponent.</text:p>
      <text:p text:style-name="P1">Czy „Space Rangers HD: A War Apart” jest warte 50 złotych na Steamie? Powiedziałbym, że jest to nad wyraz niska cena za ilość zabawy, którą oferuje rozgrywka. Jeśli kogoś powyższa recenzja nie przekonała na tyle, by wysupłać taką sumę z portfela lub po prostu jej nie ma, to na szczęście często są przeceny. Jak dla mnie, jest to produkt obowiązkowy dla każdego konesera dobrych gier z otwartym światem czy gier sci-fi.</text:p>
      <text:p text:style-name="P1"/>
      <text:p text:style-name="P1"><text:soft-page-break/></text:p>
      <text:p text:style-name="P1"><text:a xlink:type="simple" xlink:href="https://image.ceneostatic.pl/data/products/59530634/i-space-rangers-hd-a-war-apart-gog.jpg" text:style-name="Internet_20_link" text:visited-style-name="Visited_20_Internet_20_Link"><text:span text:style-name="T1">https://image.ceneostatic.pl/data/products/59530634/i-space-rangers-hd-a-war-apart-gog.jpg</text:span></text:a> – top </text:p>
      <text:p text:style-name="P1"/>
      <text:p text:style-name="P1"><text:a xlink:type="simple" xlink:href="https://1319945670.rsc.cdn77.org/images2/3fa09887-d95a-4c98-b4c7-92dd720feace/Shot021.jpg" text:style-name="Internet_20_link" text:visited-style-name="Visited_20_Internet_20_Link"><text:span text:style-name="T1">https://1319945670.rsc.cdn77.org/images2/3fa09887-d95a-4c98-b4c7-92dd720feace/Shot021.jpg</text:span></text:a> </text:p>
      <text:p text:style-name="P1"/>
      <text:p text:style-name="P1"><text:a xlink:type="simple" xlink:href="https://steamcdn-a.akamaihd.net/steam/apps/214730/ss_bfef25f0186f84a1d6138deb985fb7c2f1cf8039.1920x1080.jpg?t=1493888499" text:style-name="Internet_20_link" text:visited-style-name="Visited_20_Internet_20_Link"><text:span text:style-name="T1">https://steamcdn-a.akamaihd.net/steam/apps/214730/ss_bfef25f0186f84a1d6138deb985fb7c2f1cf8039.1920x1080.jpg?t=1493888499</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3T23:10:27.826000000</dc:date>
    <meta:editing-duration>PT2H24M39S</meta:editing-duration>
    <meta:editing-cycles>1</meta:editing-cycles>
    <meta:document-statistic meta:table-count="0" meta:image-count="0" meta:object-count="0" meta:page-count="3" meta:paragraph-count="12" meta:word-count="1067" meta:character-count="7597" meta:non-whitespace-character-count="6522"/>
  </office:meta>
</office:document-meta>
</file>